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8.2244" calcext:value-type="float">
            <text:p>68.2244</text:p>
          </table:table-cell>
          <table:table-cell office:value-type="float" office:value="63.8103" calcext:value-type="float">
            <text:p>63.8103</text:p>
          </table:table-cell>
          <table:table-cell/>
          <table:table-cell table:formula="of:=AVERAGE([.D1:.D10])" office:value-type="float" office:value="63.3027" calcext:value-type="float">
            <text:p>63.3027</text:p>
          </table:table-cell>
          <table:table-cell table:formula="of:=STDEV([.D1:.D10])" office:value-type="float" office:value="1.57320826480299" calcext:value-type="float">
            <text:p>1.573208264802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8.0078" calcext:value-type="float">
            <text:p>68.0078</text:p>
          </table:table-cell>
          <table:table-cell office:value-type="float" office:value="63.8564" calcext:value-type="float">
            <text:p>63.856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6.2895" calcext:value-type="float">
            <text:p>66.2895</text:p>
          </table:table-cell>
          <table:table-cell office:value-type="float" office:value="62.5279" calcext:value-type="float">
            <text:p>62.527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6.9976" calcext:value-type="float">
            <text:p>66.9976</text:p>
          </table:table-cell>
          <table:table-cell office:value-type="float" office:value="62.3452" calcext:value-type="float">
            <text:p>62.345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8.2661" calcext:value-type="float">
            <text:p>68.2661</text:p>
          </table:table-cell>
          <table:table-cell office:value-type="float" office:value="63.7583" calcext:value-type="float">
            <text:p>63.758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9.3776" calcext:value-type="float">
            <text:p>69.3776</text:p>
          </table:table-cell>
          <table:table-cell office:value-type="float" office:value="65.3924" calcext:value-type="float">
            <text:p>65.3924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5.8361" calcext:value-type="float">
            <text:p>65.8361</text:p>
          </table:table-cell>
          <table:table-cell office:value-type="float" office:value="60.9452" calcext:value-type="float">
            <text:p>60.945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5.7027" calcext:value-type="float">
            <text:p>65.7027</text:p>
          </table:table-cell>
          <table:table-cell office:value-type="float" office:value="60.9939" calcext:value-type="float">
            <text:p>60.993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9.5093" calcext:value-type="float">
            <text:p>69.5093</text:p>
          </table:table-cell>
          <table:table-cell office:value-type="float" office:value="65.3441" calcext:value-type="float">
            <text:p>65.344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7.6317" calcext:value-type="float">
            <text:p>67.6317</text:p>
          </table:table-cell>
          <table:table-cell office:value-type="float" office:value="64.0533" calcext:value-type="float">
            <text:p>64.05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.1548" calcext:value-type="float">
            <text:p>60.1548</text:p>
          </table:table-cell>
          <table:table-cell office:value-type="float" office:value="56.2628" calcext:value-type="float">
            <text:p>56.2628</text:p>
          </table:table-cell>
          <table:table-cell/>
          <table:table-cell table:formula="of:=AVERAGE([.D11:.D20])" office:value-type="float" office:value="55.59962" calcext:value-type="float">
            <text:p>55.59962</text:p>
          </table:table-cell>
          <table:table-cell table:formula="of:=STDEV([.D11:.D20])" office:value-type="float" office:value="1.85918022663515" calcext:value-type="float">
            <text:p>1.85918022663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9.8692" calcext:value-type="float">
            <text:p>59.8692</text:p>
          </table:table-cell>
          <table:table-cell office:value-type="float" office:value="56.3363" calcext:value-type="float">
            <text:p>56.336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8.3354" calcext:value-type="float">
            <text:p>58.3354</text:p>
          </table:table-cell>
          <table:table-cell office:value-type="float" office:value="54.956" calcext:value-type="float">
            <text:p>54.9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8.7921" calcext:value-type="float">
            <text:p>58.7921</text:p>
          </table:table-cell>
          <table:table-cell office:value-type="float" office:value="54.7776" calcext:value-type="float">
            <text:p>54.77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0.0057" calcext:value-type="float">
            <text:p>60.0057</text:p>
          </table:table-cell>
          <table:table-cell office:value-type="float" office:value="56.1833" calcext:value-type="float">
            <text:p>56.18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1.2564" calcext:value-type="float">
            <text:p>61.2564</text:p>
          </table:table-cell>
          <table:table-cell office:value-type="float" office:value="57.8672" calcext:value-type="float">
            <text:p>57.86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7.4339" calcext:value-type="float">
            <text:p>57.4339</text:p>
          </table:table-cell>
          <table:table-cell office:value-type="float" office:value="53.233" calcext:value-type="float">
            <text:p>53.2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6.2657" calcext:value-type="float">
            <text:p>56.2657</text:p>
          </table:table-cell>
          <table:table-cell office:value-type="float" office:value="52.0989" calcext:value-type="float">
            <text:p>52.098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61.4386" calcext:value-type="float">
            <text:p>61.4386</text:p>
          </table:table-cell>
          <table:table-cell office:value-type="float" office:value="57.8294" calcext:value-type="float">
            <text:p>57.829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9.6054" calcext:value-type="float">
            <text:p>59.6054</text:p>
          </table:table-cell>
          <table:table-cell office:value-type="float" office:value="56.4517" calcext:value-type="float">
            <text:p>56.4517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2.7252" calcext:value-type="float">
            <text:p>52.7252</text:p>
          </table:table-cell>
          <table:table-cell office:value-type="float" office:value="50.3722" calcext:value-type="float">
            <text:p>50.3722</text:p>
          </table:table-cell>
          <table:table-cell/>
          <table:table-cell table:formula="of:=AVERAGE([.D21:.D30])" office:value-type="float" office:value="49.80481" calcext:value-type="float">
            <text:p>49.80481</text:p>
          </table:table-cell>
          <table:table-cell table:formula="of:=STDEV([.D21:.D30])" office:value-type="float" office:value="1.57388422661191" calcext:value-type="float">
            <text:p>1.5738842266119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1.2995" calcext:value-type="float">
            <text:p>51.2995</text:p>
          </table:table-cell>
          <table:table-cell office:value-type="float" office:value="48.8762" calcext:value-type="float">
            <text:p>48.8762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4.2178" calcext:value-type="float">
            <text:p>54.2178</text:p>
          </table:table-cell>
          <table:table-cell office:value-type="float" office:value="51.9274" calcext:value-type="float">
            <text:p>51.9274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2.831" calcext:value-type="float">
            <text:p>52.831</text:p>
          </table:table-cell>
          <table:table-cell office:value-type="float" office:value="50.281" calcext:value-type="float">
            <text:p>50.28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1.2943" calcext:value-type="float">
            <text:p>51.2943</text:p>
          </table:table-cell>
          <table:table-cell office:value-type="float" office:value="48.9331" calcext:value-type="float">
            <text:p>48.933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2.8368" calcext:value-type="float">
            <text:p>52.8368</text:p>
          </table:table-cell>
          <table:table-cell office:value-type="float" office:value="50.2804" calcext:value-type="float">
            <text:p>50.2804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9.9727" calcext:value-type="float">
            <text:p>49.9727</text:p>
          </table:table-cell>
          <table:table-cell office:value-type="float" office:value="47.5481" calcext:value-type="float">
            <text:p>47.548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0.0327" calcext:value-type="float">
            <text:p>50.0327</text:p>
          </table:table-cell>
          <table:table-cell office:value-type="float" office:value="47.4966" calcext:value-type="float">
            <text:p>47.4966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2.7254" calcext:value-type="float">
            <text:p>52.7254</text:p>
          </table:table-cell>
          <table:table-cell office:value-type="float" office:value="50.3721" calcext:value-type="float">
            <text:p>50.3721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54.1771" calcext:value-type="float">
            <text:p>54.1771</text:p>
          </table:table-cell>
          <table:table-cell office:value-type="float" office:value="51.961" calcext:value-type="float">
            <text:p>51.9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7.6765" calcext:value-type="float">
            <text:p>47.6765</text:p>
          </table:table-cell>
          <table:table-cell office:value-type="float" office:value="45.5488" calcext:value-type="float">
            <text:p>45.5488</text:p>
          </table:table-cell>
          <table:table-cell/>
          <table:table-cell table:formula="of:=AVERAGE([.D31:.D40])" office:value-type="float" office:value="45.00261" calcext:value-type="float">
            <text:p>45.00261</text:p>
          </table:table-cell>
          <table:table-cell table:formula="of:=STDEV([.D31:.D40])" office:value-type="float" office:value="1.52954634556205" calcext:value-type="float">
            <text:p>1.529546345562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6.2865" calcext:value-type="float">
            <text:p>46.2865</text:p>
          </table:table-cell>
          <table:table-cell office:value-type="float" office:value="44.1" calcext:value-type="float">
            <text:p>44.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9.1431" calcext:value-type="float">
            <text:p>49.1431</text:p>
          </table:table-cell>
          <table:table-cell office:value-type="float" office:value="47.067" calcext:value-type="float">
            <text:p>47.06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7.7811" calcext:value-type="float">
            <text:p>47.7811</text:p>
          </table:table-cell>
          <table:table-cell office:value-type="float" office:value="45.4749" calcext:value-type="float">
            <text:p>45.474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6.2765" calcext:value-type="float">
            <text:p>46.2765</text:p>
          </table:table-cell>
          <table:table-cell office:value-type="float" office:value="44.1463" calcext:value-type="float">
            <text:p>44.146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7.7857" calcext:value-type="float">
            <text:p>47.7857</text:p>
          </table:table-cell>
          <table:table-cell office:value-type="float" office:value="45.4737" calcext:value-type="float">
            <text:p>45.473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4.9894" calcext:value-type="float">
            <text:p>44.9894</text:p>
          </table:table-cell>
          <table:table-cell office:value-type="float" office:value="42.8066" calcext:value-type="float">
            <text:p>42.806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5.0489" calcext:value-type="float">
            <text:p>45.0489</text:p>
          </table:table-cell>
          <table:table-cell office:value-type="float" office:value="42.7654" calcext:value-type="float">
            <text:p>42.765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7.6767" calcext:value-type="float">
            <text:p>47.6767</text:p>
          </table:table-cell>
          <table:table-cell office:value-type="float" office:value="45.5487" calcext:value-type="float">
            <text:p>45.54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9.1032" calcext:value-type="float">
            <text:p>49.1032</text:p>
          </table:table-cell>
          <table:table-cell office:value-type="float" office:value="47.0947" calcext:value-type="float">
            <text:p>47.0947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3.5101" calcext:value-type="float">
            <text:p>43.5101</text:p>
          </table:table-cell>
          <table:table-cell office:value-type="float" office:value="41.5683" calcext:value-type="float">
            <text:p>41.5683</text:p>
          </table:table-cell>
          <table:table-cell/>
          <table:table-cell table:formula="of:=AVERAGE([.D41:.D50])" office:value-type="float" office:value="41.04521" calcext:value-type="float">
            <text:p>41.04521</text:p>
          </table:table-cell>
          <table:table-cell table:formula="of:=STDEV([.D41:.D50])" office:value-type="float" office:value="1.47577754605647" calcext:value-type="float">
            <text:p>1.4757775460564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2.1659" calcext:value-type="float">
            <text:p>42.1659</text:p>
          </table:table-cell>
          <table:table-cell office:value-type="float" office:value="40.1741" calcext:value-type="float">
            <text:p>40.1741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4.937" calcext:value-type="float">
            <text:p>44.937</text:p>
          </table:table-cell>
          <table:table-cell office:value-type="float" office:value="43.0386" calcext:value-type="float">
            <text:p>43.0386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3.6118" calcext:value-type="float">
            <text:p>43.6118</text:p>
          </table:table-cell>
          <table:table-cell office:value-type="float" office:value="41.5068" calcext:value-type="float">
            <text:p>41.506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2.1529" calcext:value-type="float">
            <text:p>42.1529</text:p>
          </table:table-cell>
          <table:table-cell office:value-type="float" office:value="40.2125" calcext:value-type="float">
            <text:p>40.2125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3.6161" calcext:value-type="float">
            <text:p>43.6161</text:p>
          </table:table-cell>
          <table:table-cell office:value-type="float" office:value="41.5058" calcext:value-type="float">
            <text:p>41.5058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9099" calcext:value-type="float">
            <text:p>40.9099</text:p>
          </table:table-cell>
          <table:table-cell office:value-type="float" office:value="38.925" calcext:value-type="float">
            <text:p>38.925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9676" calcext:value-type="float">
            <text:p>40.9676</text:p>
          </table:table-cell>
          <table:table-cell office:value-type="float" office:value="38.8909" calcext:value-type="float">
            <text:p>38.890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3.5103" calcext:value-type="float">
            <text:p>43.5103</text:p>
          </table:table-cell>
          <table:table-cell office:value-type="float" office:value="41.5683" calcext:value-type="float">
            <text:p>41.5683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4.8983" calcext:value-type="float">
            <text:p>44.8983</text:p>
          </table:table-cell>
          <table:table-cell office:value-type="float" office:value="43.0618" calcext:value-type="float">
            <text:p>43.06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0134" calcext:value-type="float">
            <text:p>40.0134</text:p>
          </table:table-cell>
          <table:table-cell office:value-type="float" office:value="38.2277" calcext:value-type="float">
            <text:p>38.2277</text:p>
          </table:table-cell>
          <table:table-cell/>
          <table:table-cell table:formula="of:=AVERAGE([.D51:.D60])" office:value-type="float" office:value="37.7278" calcext:value-type="float">
            <text:p>37.7278</text:p>
          </table:table-cell>
          <table:table-cell table:formula="of:=STDEV([.D51:.D60])" office:value-type="float" office:value="1.41863734540501" calcext:value-type="float">
            <text:p>1.41863734540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8.7191" calcext:value-type="float">
            <text:p>38.7191</text:p>
          </table:table-cell>
          <table:table-cell office:value-type="float" office:value="36.8901" calcext:value-type="float">
            <text:p>36.890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1.3942" calcext:value-type="float">
            <text:p>41.3942</text:p>
          </table:table-cell>
          <table:table-cell office:value-type="float" office:value="39.6454" calcext:value-type="float">
            <text:p>39.64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1117" calcext:value-type="float">
            <text:p>40.1117</text:p>
          </table:table-cell>
          <table:table-cell office:value-type="float" office:value="38.1756" calcext:value-type="float">
            <text:p>38.175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8.7041" calcext:value-type="float">
            <text:p>38.7041</text:p>
          </table:table-cell>
          <table:table-cell office:value-type="float" office:value="36.9225" calcext:value-type="float">
            <text:p>36.92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1157" calcext:value-type="float">
            <text:p>40.1157</text:p>
          </table:table-cell>
          <table:table-cell office:value-type="float" office:value="38.1748" calcext:value-type="float">
            <text:p>38.17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5087" calcext:value-type="float">
            <text:p>37.5087</text:p>
          </table:table-cell>
          <table:table-cell office:value-type="float" office:value="35.6889" calcext:value-type="float">
            <text:p>35.68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5643" calcext:value-type="float">
            <text:p>37.5643</text:p>
          </table:table-cell>
          <table:table-cell office:value-type="float" office:value="35.6602" calcext:value-type="float">
            <text:p>35.66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0.0136" calcext:value-type="float">
            <text:p>40.0136</text:p>
          </table:table-cell>
          <table:table-cell office:value-type="float" office:value="38.2277" calcext:value-type="float">
            <text:p>38.227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41.3567" calcext:value-type="float">
            <text:p>41.3567</text:p>
          </table:table-cell>
          <table:table-cell office:value-type="float" office:value="39.6651" calcext:value-type="float">
            <text:p>39.665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037" calcext:value-type="float">
            <text:p>37.037</text:p>
          </table:table-cell>
          <table:table-cell office:value-type="float" office:value="35.3841" calcext:value-type="float">
            <text:p>35.3841</text:p>
          </table:table-cell>
          <table:table-cell/>
          <table:table-cell table:formula="of:=AVERAGE([.D61:.D70])" office:value-type="float" office:value="34.90666" calcext:value-type="float">
            <text:p>34.90666</text:p>
          </table:table-cell>
          <table:table-cell table:formula="of:=STDEV([.D61:.D70])" office:value-type="float" office:value="1.36146209495527" calcext:value-type="float">
            <text:p>1.36146209495527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5.7932" calcext:value-type="float">
            <text:p>35.7932</text:p>
          </table:table-cell>
          <table:table-cell office:value-type="float" office:value="34.1024" calcext:value-type="float">
            <text:p>34.1024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8.3691" calcext:value-type="float">
            <text:p>38.3691</text:p>
          </table:table-cell>
          <table:table-cell office:value-type="float" office:value="36.7482" calcext:value-type="float">
            <text:p>36.7482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1317" calcext:value-type="float">
            <text:p>37.1317</text:p>
          </table:table-cell>
          <table:table-cell office:value-type="float" office:value="35.3394" calcext:value-type="float">
            <text:p>35.3394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5.7769" calcext:value-type="float">
            <text:p>35.7769</text:p>
          </table:table-cell>
          <table:table-cell office:value-type="float" office:value="34.1301" calcext:value-type="float">
            <text:p>34.130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1354" calcext:value-type="float">
            <text:p>37.1354</text:p>
          </table:table-cell>
          <table:table-cell office:value-type="float" office:value="35.3388" calcext:value-type="float">
            <text:p>35.3388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6296" calcext:value-type="float">
            <text:p>34.6296</text:p>
          </table:table-cell>
          <table:table-cell office:value-type="float" office:value="32.9495" calcext:value-type="float">
            <text:p>32.949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6831" calcext:value-type="float">
            <text:p>34.6831</text:p>
          </table:table-cell>
          <table:table-cell office:value-type="float" office:value="32.925" calcext:value-type="float">
            <text:p>32.925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7.0371" calcext:value-type="float">
            <text:p>37.0371</text:p>
          </table:table-cell>
          <table:table-cell office:value-type="float" office:value="35.384" calcext:value-type="float">
            <text:p>35.384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8.333" calcext:value-type="float">
            <text:p>38.333</text:p>
          </table:table-cell>
          <table:table-cell office:value-type="float" office:value="36.7651" calcext:value-type="float">
            <text:p>36.765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4727" calcext:value-type="float">
            <text:p>34.4727</text:p>
          </table:table-cell>
          <table:table-cell office:value-type="float" office:value="32.9342" calcext:value-type="float">
            <text:p>32.9342</text:p>
          </table:table-cell>
          <table:table-cell/>
          <table:table-cell table:formula="of:=AVERAGE([.D71:.D80])" office:value-type="float" office:value="32.47816" calcext:value-type="float">
            <text:p>32.47816</text:p>
          </table:table-cell>
          <table:table-cell table:formula="of:=STDEV([.D71:.D80])" office:value-type="float" office:value="1.30586688040295" calcext:value-type="float">
            <text:p>1.305866880402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3.2784" calcext:value-type="float">
            <text:p>33.2784</text:p>
          </table:table-cell>
          <table:table-cell office:value-type="float" office:value="31.7064" calcext:value-type="float">
            <text:p>31.706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5.7561" calcext:value-type="float">
            <text:p>35.7561</text:p>
          </table:table-cell>
          <table:table-cell office:value-type="float" office:value="34.2456" calcext:value-type="float">
            <text:p>34.245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5638" calcext:value-type="float">
            <text:p>34.5638</text:p>
          </table:table-cell>
          <table:table-cell office:value-type="float" office:value="32.8955" calcext:value-type="float">
            <text:p>32.895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3.2614" calcext:value-type="float">
            <text:p>33.2614</text:p>
          </table:table-cell>
          <table:table-cell office:value-type="float" office:value="31.7303" calcext:value-type="float">
            <text:p>31.730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5674" calcext:value-type="float">
            <text:p>34.5674</text:p>
          </table:table-cell>
          <table:table-cell office:value-type="float" office:value="32.8949" calcext:value-type="float">
            <text:p>32.894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2.161" calcext:value-type="float">
            <text:p>32.161</text:p>
          </table:table-cell>
          <table:table-cell office:value-type="float" office:value="30.6007" calcext:value-type="float">
            <text:p>30.600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2.2124" calcext:value-type="float">
            <text:p>32.2124</text:p>
          </table:table-cell>
          <table:table-cell office:value-type="float" office:value="30.5796" calcext:value-type="float">
            <text:p>30.57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4.4728" calcext:value-type="float">
            <text:p>34.4728</text:p>
          </table:table-cell>
          <table:table-cell office:value-type="float" office:value="32.9342" calcext:value-type="float">
            <text:p>32.93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35.7214" calcext:value-type="float">
            <text:p>35.7214</text:p>
          </table:table-cell>
          <table:table-cell office:value-type="float" office:value="34.2602" calcext:value-type="float">
            <text:p>34.260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3.1294" calcext:value-type="float">
            <text:p>73.1294</text:p>
          </table:table-cell>
          <table:table-cell office:value-type="float" office:value="68.398" calcext:value-type="float">
            <text:p>68.398</text:p>
          </table:table-cell>
          <table:table-cell/>
          <table:table-cell table:formula="of:=AVERAGE([.D82:.D91])" office:value-type="float" office:value="67.91032" calcext:value-type="float">
            <text:p>67.91032</text:p>
          </table:table-cell>
          <table:table-cell table:formula="of:=STDEV([.D82:.D91])" office:value-type="float" office:value="1.53223386654184" calcext:value-type="float">
            <text:p>1.5322338665418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2.901" calcext:value-type="float">
            <text:p>72.901</text:p>
          </table:table-cell>
          <table:table-cell office:value-type="float" office:value="68.4509" calcext:value-type="float">
            <text:p>68.4509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1.2237" calcext:value-type="float">
            <text:p>71.2237</text:p>
          </table:table-cell>
          <table:table-cell office:value-type="float" office:value="67.1822" calcext:value-type="float">
            <text:p>67.1822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1.9689" calcext:value-type="float">
            <text:p>71.9689</text:p>
          </table:table-cell>
          <table:table-cell office:value-type="float" office:value="66.9713" calcext:value-type="float">
            <text:p>66.9713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3.1699" calcext:value-type="float">
            <text:p>73.1699</text:p>
          </table:table-cell>
          <table:table-cell office:value-type="float" office:value="68.3382" calcext:value-type="float">
            <text:p>68.3382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4.2023" calcext:value-type="float">
            <text:p>74.2023</text:p>
          </table:table-cell>
          <table:table-cell office:value-type="float" office:value="69.94" calcext:value-type="float">
            <text:p>69.94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0.8668" calcext:value-type="float">
            <text:p>70.8668</text:p>
          </table:table-cell>
          <table:table-cell office:value-type="float" office:value="65.6021" calcext:value-type="float">
            <text:p>65.6021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0.7275" calcext:value-type="float">
            <text:p>70.7275</text:p>
          </table:table-cell>
          <table:table-cell office:value-type="float" office:value="65.6585" calcext:value-type="float">
            <text:p>65.6585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4.3393" calcext:value-type="float">
            <text:p>74.3393</text:p>
          </table:table-cell>
          <table:table-cell office:value-type="float" office:value="69.8847" calcext:value-type="float">
            <text:p>69.8847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72.5139" calcext:value-type="float">
            <text:p>72.5139</text:p>
          </table:table-cell>
          <table:table-cell office:value-type="float" office:value="68.6773" calcext:value-type="float">
            <text:p>68.6773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23:01:37.110887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13:03.368683180</meta:creation-date>
    <meta:generator>LibreOffice/6.0.7.3$Linux_X86_64 LibreOffice_project/00m0$Build-3</meta:generator>
    <dc:date>2019-02-25T00:22:03.568540178</dc:date>
    <meta:editing-duration>PT1H12M22S</meta:editing-duration>
    <meta:editing-cycles>2</meta:editing-cycles>
    <meta:document-statistic meta:table-count="1" meta:cell-count="378" meta:object-count="0"/>
  </office:meta>
</office:document-meta>
</file>